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b79e9" officeooo:paragraph-rsid="000b79e9"/>
    </style:style>
    <style:style style:name="P2" style:family="paragraph" style:parent-style-name="Standard">
      <style:text-properties officeooo:rsid="000b79e9" officeooo:paragraph-rsid="000b79e9"/>
    </style:style>
    <style:style style:name="P3" style:family="paragraph" style:parent-style-name="Standard">
      <style:text-properties officeooo:rsid="000fc69a" officeooo:paragraph-rsid="000fc6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acervolima.com/duracao-do-metodo-de-segundos-longo-em-java-com-exemplos/" text:style-name="Internet_20_link" text:visited-style-name="Visited_20_Internet_20_Link">https://acervolima.com/duracao-do-metodo-de-segundos-longo-em-java-com-exemplos/</text:a></text:p>
      <text:p text:style-name="Standard"/>
      <text:p text:style-name="P1">Neste site tem como usar o tempo de duração que vou precisar na máquina de lavar!! Tem que testar para ver se funciona!!! &lt;3</text:p>
      <text:p text:style-name="P1"/>
      <text:p text:style-name="P1"><text:a xlink:type="simple" xlink:href="https://www.guj.com.br/t/como-faco-para-o-java-esperar-um-determinado-tempo-para-executar-uma-determinada-funcao/85455" text:style-name="Internet_20_link" text:visited-style-name="Visited_20_Internet_20_Link">https://www.guj.com.br/t/como-faco-para-o-java-esperar-um-determinado-tempo-para-executar-uma-determinada-funcao/85455</text:a></text:p>
      <text:p text:style-name="P1"/>
      <text:p text:style-name="P1">Seu algoritmo deve esperar 0,5</text:p>
      <text:p text:style-name="P1">segundos para cada atualização do estágio.</text:p>
      <text:p text:style-name="P1"/>
      <text:p text:style-name="P1"><text:a xlink:type="simple" xlink:href="https://www.geeksforgeeks.org/java-swing-jprogressbar/amp/" text:style-name="Internet_20_link" text:visited-style-name="Visited_20_Internet_20_Link">Java Swing | JProgressBar - GeeksforGeeks</text:a> </text:p>
      <text:p text:style-name="P1"/>
      <text:p text:style-name="P3">progress bar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5-22T18:11:06.682000000</meta:creation-date>
    <dc:date>2022-05-23T09:33:47.769000000</dc:date>
    <meta:editing-duration>PT2M41S</meta:editing-duration>
    <meta:editing-cycles>3</meta:editing-cycles>
    <meta:generator>LibreOffice/6.4.5.2$Windows_X86_64 LibreOffice_project/a726b36747cf2001e06b58ad5db1aa3a9a1872d6</meta:generator>
    <meta:document-statistic meta:table-count="0" meta:image-count="0" meta:object-count="0" meta:page-count="1" meta:paragraph-count="7" meta:word-count="45" meta:character-count="448" meta:non-whitespace-character-count="409"/>
  </office:meta>
</office:document-meta>
</file>